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78130240183766506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551262615180069533"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647699573107371144"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144239209187681384"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1771800326037494110" text:style-name="L5">
        <text:list-item>
          <text:list>
            <text:list-header>
              <text:p text:style-name="P61">0.75 mile splits: 9:06, 9:24, 8:13</text:p>
              <text:p text:style-name="P61">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7"><text:span text:style-name="T2"/></text:p>
      <text:p text:style-name="P7"><text:span text:style-name="T2">In the last week: </text:span>30.2 m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5T15:08:18.14</dc:date>
    <dc:creator>James Lombardi</dc:creator>
    <meta:editing-duration>P4DT3H58M58S</meta:editing-duration>
    <meta:editing-cycles>387</meta:editing-cycles>
    <meta:generator>OpenOffice/4.1.2$Win32 OpenOffice.org_project/412m3$Build-9782</meta:generator>
    <meta:document-statistic meta:table-count="0" meta:image-count="0" meta:object-count="0" meta:page-count="54" meta:paragraph-count="1461" meta:word-count="16054" meta:character-count="79674"/>
  </office:meta>
</office:document-meta>
</file>